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1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9" table:number-columns-repeated="768" table:default-cell-style-name="ce6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3"/>
          <table:table-cell table:style-name="ce15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21" office:value-type="string">
            <text:p>OBS.: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5-07-29">
            <text:p>29/07/2015</text:p>
          </table:table-cell>
          <table:table-cell table:style-name="ce8" office:value-type="string">
            <text:p>Despesas da abertura da filial</text:p>
          </table:table-cell>
          <table:table-cell table:style-name="ce11" office:value-type="float" office:value="486.77">
            <text:p>486,77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20" table:formula="of:=[.C2]-[.F2]" office:value-type="float" office:value="486.77">
            <text:p>486,77</text:p>
          </table:table-cell>
          <table:table-cell table:style-name="ce22" office:value-type="string">
            <text:p>taxas e serviços</text:p>
          </table:table-cell>
          <table:table-cell table:style-name="ce24" table:number-columns-repeated="247"/>
          <table:table-cell table:style-name="Default" table:number-columns-repeated="768"/>
        </table:table-row>
        <table:table-row table:style-name="ro2">
          <table:table-cell table:style-name="ce2" office:value-type="date" office:date-value="2015-09-09">
            <text:p>09/09/2015</text:p>
          </table:table-cell>
          <table:table-cell table:style-name="ce8" office:value-type="string">
            <text:p>Carimbo do CNPJ</text:p>
          </table:table-cell>
          <table:table-cell table:style-name="ce11" office:value-type="float" office:value="13.5">
            <text:p>13,5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20" table:formula="of:=[.C3]-[.F3]" office:value-type="float" office:value="13.5">
            <text:p>13,50</text:p>
          </table:table-cell>
          <table:table-cell table:style-name="ce22"/>
          <table:table-cell table:style-name="ce24" table:number-columns-repeated="247"/>
          <table:table-cell table:style-name="Default" table:number-columns-repeated="768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10" table:formula="of:=SUM([.H2:.H3])" office:value-type="float" office:value="500.27">
            <text:p>500,27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1015"/>
        </table:table-row>
        <table:table-row table:style-name="ro2">
          <table:table-cell table:style-name="ce5"/>
          <table:table-cell table:style-name="ce9" office:value-type="string">
            <text:p>Solicitamos providenciar acerto do débito.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1015"/>
        </table:table-row>
        <table:table-row table:style-name="ro2">
          <table:table-cell table:style-name="ce5"/>
          <table:table-cell table:style-name="ce9" office:value-type="string">
            <text:p>Pode dividir em duas vezes.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1015"/>
        </table:table-row>
        <table:table-row table:style-name="ro2" table:number-rows-repeated="31980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1015"/>
        </table:table-row>
        <table:table-row table:style-name="ro2" table:number-rows-repeated="33524">
          <table:table-cell table:number-columns-repeated="1024"/>
        </table:table-row>
        <table:table-row table:style-name="ro3" table:number-rows-repeated="98306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3:'Situação do Cliente'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year number:style="long"/>
    </number:date-style>
    <number:number-style style:name="N136P0" style:volatile="true">
      <number:text>R$""""""""""""""""""""""""""""""""</number:text>
      <number:number number:decimal-places="0" number:min-integer-digits="1" number:grouping="true"/>
    </number:number-style>
    <number:number-style style:name="N13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0" number:min-integer-digits="1" number:grouping="true"/>
    </number:number-style>
    <number:number-style style:name="N13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R$""""""""""""""""""""""""""""""""</number:text>
      <number:number number:decimal-places="2" number:min-integer-digits="1" number:grouping="true"/>
    </number:number-style>
    <number:number-style style:name="N13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2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""""""""""""""""""""""""""""""""</number:text>
      <number:number number:decimal-places="0" number:min-integer-digits="1" number:grouping="true"/>
    </number:number-style>
    <number:number-style style:name="N14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2">
      <number:text>R$-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  <number:text/>
    </number:number-style>
    <number:number-style style:name="N145P1" style:volatile="true">
      <number:number number:min-integer-digits="1"/>
      <number:text/>
    </number:number-style>
    <number:number-style style:name="N145">
      <number:text>- DM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">
      <number:text>-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min-integer-digits="1"/>
      <number:text/>
    </number:number-style>
    <number:number-style style:name="N148P1" style:volatile="true">
      <number:number number:min-integer-digits="1"/>
      <number:text/>
    </number:number-style>
    <number:number-style style:name="N148">
      <number:text>-</number:text>
      <number:number number:decimal-places="0" number:min-integer-digits="0"/>
      <number:text> DM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percentage-style style:name="N15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print-page-order="ttb" style:scale-to="100%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10:1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TAB_5f_VANESSA_20_MIGUEL_20_DE_20_CAMPOS_20__5f__20_ME" style:display-name="TAB_VANESSA MIGUEL DE CAMPOS _ ME" style:page-layout-name="Mpm3">
      <style:header>
        <style:region-center>
          <text:p><text:span text:style-name="MT1">Posição Atual</text:span></text:p>
          <text:p><text:span text:style-name="MT2"><text:date style:data-style-name="N2" text:date-value="2015-12-29">29/12/2015</text:date></text:span><text:span text:style-name="MT2"> - </text:span><text:span text:style-name="MT2"><text:time>10:14:44</text:time></text:span><text:span text:style-name="MT2"> </text:span></text:p>
        </style:region-center>
        <style:region-right>
          <text:p><text:span text:style-name="MT3">Vanderlei Antonio Domingues Junior - ME (Filial)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15-12-29">29/12/2015</text:date> - <text:time>10:14:44</text:time></text:p>
        </style:region-right>
      </style:header-left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Vanderlei Antonio Domingues Junior - ME (Filial)</text:span></text:p>
          <text:p>Página <text:page-number>1</text:page-number> de <text:page-count>99</text:page-count></text:p>
        </style:region-right>
      </style:footer>
      <style:footer-left style:display="false">
        <text:p>Página <text:page-number>1</text:page-number> de <text:page-count>9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creation-date>2000-10-16T13:00:00</meta:creation-date>
    <dc:date>2015-12-29T10:14:44</dc:date>
    <dc:language>pt-PT</dc:language>
    <meta:editing-cycles>370</meta:editing-cycles>
    <meta:editing-duration>PT4H25M6S</meta:editing-duration>
    <meta:print-date>2014-03-31T11:58:33.095555436</meta:print-date>
    <dc:creator>Carlos Augusto Marcicano</dc:creator>
    <meta:document-statistic meta:table-count="1" meta:cell-count="25" meta:object-count="0"/>
    <meta:user-defined meta:name="Info 0"/>
    <meta:user-defined meta:name="Info 1"/>
    <meta:user-defined meta:name="Info 2"/>
    <meta:user-defined meta:name="Info 3"/>
  </office:meta>
</office:document-meta>
</file>